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479" table:style-name="ce6">
            <text:p>9,479</text:p>
          </table:table-cell>
          <table:table-cell office:value-type="float" office:value="8562.3422634927247" table:style-name="ce7">
            <text:p>8,562.34</text:p>
          </table:table-cell>
          <table:table-cell office:value-type="float" office:value="17439" table:style-name="ce6">
            <text:p>17,439</text:p>
          </table:table-cell>
          <table:table-cell office:value-type="float" office:value="16259.263796454863" table:style-name="ce7">
            <text:p>16,259.26</text:p>
          </table:table-cell>
          <table:table-cell office:value-type="float" office:value="11286" table:style-name="ce6">
            <text:p>11,286</text:p>
          </table:table-cell>
          <table:table-cell office:value-type="float" office:value="10939.480421169901" table:style-name="ce7">
            <text:p>10,939.48</text:p>
          </table:table-cell>
          <table:table-cell office:value-type="float" office:value="4389" table:style-name="ce6">
            <text:p>4,389</text:p>
          </table:table-cell>
          <table:table-cell office:value-type="float" office:value="4298.4513663672033" table:style-name="ce7">
            <text:p>4,298.45</text:p>
          </table:table-cell>
          <table:table-cell office:value-type="float" office:value="345" table:style-name="ce6">
            <text:p>345</text:p>
          </table:table-cell>
          <table:table-cell office:value-type="float" office:value="340.16756756769996" table:style-name="ce7">
            <text:p>340.17</text:p>
          </table:table-cell>
          <table:table-cell office:value-type="float" office:value="189" table:style-name="ce6">
            <text:p>189</text:p>
          </table:table-cell>
          <table:table-cell office:value-type="float" office:value="185.04155281150062" table:style-name="ce7">
            <text:p>185.04</text:p>
          </table:table-cell>
          <table:table-cell office:value-type="float" office:value="43127" table:style-name="ce8">
            <text:p>43,127</text:p>
          </table:table-cell>
          <table:table-cell office:value-type="float" office:value="40584.746967863895" table:style-name="ce9">
            <text:p>40,584.75</text:p>
          </table:table-cell>
          <table:table-cell office:value-type="float" office:value="4719" table:style-name="ce6">
            <text:p>4,719</text:p>
          </table:table-cell>
          <table:table-cell office:value-type="float" office:value="4553.2115050531975" table:style-name="ce7">
            <text:p>4,553.21</text:p>
          </table:table-cell>
          <table:table-cell office:value-type="float" office:value="1062" table:style-name="ce6">
            <text:p>1,062</text:p>
          </table:table-cell>
          <table:table-cell office:value-type="float" office:value="1055.4577021004002" table:style-name="ce7">
            <text:p>1,055.4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781" table:style-name="ce8">
            <text:p>5,781</text:p>
          </table:table-cell>
          <table:table-cell office:value-type="float" office:value="5608.6692071535981" table:style-name="ce9">
            <text:p>5,608.67</text:p>
          </table:table-cell>
          <table:table-cell table:style-name="ce7"/>
          <table:table-cell office:value-type="float" office:value="48908" table:style-name="ce8">
            <text:p>48,908</text:p>
          </table:table-cell>
          <table:table-cell office:value-type="float" office:value="46193.416175017497" table:style-name="ce9">
            <text:p>46,193.42</text:p>
          </table:table-cell>
          <table:table-cell office:value-type="currency" office:value="103896154.03999999" table:style-name="ce10">
            <text:p>£103,896,154.04</text:p>
          </table:table-cell>
          <table:table-cell office:value-type="currency" office:value="10218335.449999984" table:style-name="ce10">
            <text:p>£10,218,335.45</text:p>
          </table:table-cell>
          <table:table-cell office:value-type="currency" office:value="11849336.66" table:style-name="ce10">
            <text:p>£11,849,336.66</text:p>
          </table:table-cell>
          <table:table-cell office:value-type="currency" office:value="2687920.65" table:style-name="ce10">
            <text:p>£2,687,920.65</text:p>
          </table:table-cell>
          <table:table-cell office:value-type="currency" office:value="30667344.469999999" table:style-name="ce10">
            <text:p>£30,667,344.47</text:p>
          </table:table-cell>
          <table:table-cell office:value-type="currency" office:value="13060068.1" table:style-name="ce10">
            <text:p>£13,060,068.10</text:p>
          </table:table-cell>
          <table:table-cell office:value-type="currency" office:value="172379159.36999997" table:style-name="ce11">
            <text:p>£172,379,159.37</text:p>
          </table:table-cell>
          <table:table-cell office:value-type="currency" office:value="24057891.620000035" table:style-name="ce10">
            <text:p>£24,057,891.62</text:p>
          </table:table-cell>
          <table:table-cell office:value-type="currency" office:value="24223775.619999729" table:style-name="ce10">
            <text:p>£24,223,775.62</text:p>
          </table:table-cell>
          <table:table-cell office:value-type="currency" office:value="48281667.239999764" table:style-name="ce11">
            <text:p>£48,281,667.24</text:p>
          </table:table-cell>
          <table:table-cell office:value-type="currency" office:value="220660826.60999975" table:style-name="ce12">
            <text:p>£220,660,826.61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2" table:style-name="ce6">
            <text:p>422</text:p>
          </table:table-cell>
          <table:table-cell office:value-type="float" office:value="318.92" table:style-name="ce7">
            <text:p>318.92</text:p>
          </table:table-cell>
          <table:table-cell office:value-type="float" office:value="304" table:style-name="ce6">
            <text:p>304</text:p>
          </table:table-cell>
          <table:table-cell office:value-type="float" office:value="271.93" table:style-name="ce7">
            <text:p>271.93</text:p>
          </table:table-cell>
          <table:table-cell office:value-type="float" office:value="446" table:style-name="ce6">
            <text:p>446</text:p>
          </table:table-cell>
          <table:table-cell office:value-type="float" office:value="431.26" table:style-name="ce7">
            <text:p>431.26</text:p>
          </table:table-cell>
          <table:table-cell office:value-type="float" office:value="107" table:style-name="ce6">
            <text:p>107</text:p>
          </table:table-cell>
          <table:table-cell office:value-type="float" office:value="105.26" table:style-name="ce7">
            <text:p>105.26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9" table:style-name="ce6">
            <text:p>9</text:p>
          </table:table-cell>
          <table:table-cell office:value-type="float" office:value="8.4" table:style-name="ce7">
            <text:p>8.40</text:p>
          </table:table-cell>
          <table:table-cell office:value-type="float" office:value="1298" table:style-name="ce8">
            <text:p>1,298</text:p>
          </table:table-cell>
          <table:table-cell office:value-type="float" office:value="1145.7700000000002" table:style-name="ce9">
            <text:p>1,145.7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7">
            <text:p>12.00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9">
            <text:p>12.00</text:p>
          </table:table-cell>
          <table:table-cell table:style-name="ce7"/>
          <table:table-cell office:value-type="float" office:value="1310" table:style-name="ce8">
            <text:p>1,310</text:p>
          </table:table-cell>
          <table:table-cell office:value-type="float" office:value="1157.7700000000002" table:style-name="ce9">
            <text:p>1,157.77</text:p>
          </table:table-cell>
          <table:table-cell office:value-type="currency" office:value="3525476.7500000005" table:style-name="ce10">
            <text:p>£3,525,476.75</text:p>
          </table:table-cell>
          <table:table-cell office:value-type="currency" office:value="20329.68" table:style-name="ce10">
            <text:p>£20,329.68</text:p>
          </table:table-cell>
          <table:table-cell office:value-type="currency" office:value="0" table:style-name="ce10">
            <text:p>£0.00</text:p>
          </table:table-cell>
          <table:table-cell office:value-type="currency" office:value="272228.18000000005" table:style-name="ce10">
            <text:p>£272,228.18</text:p>
          </table:table-cell>
          <table:table-cell office:value-type="currency" office:value="858487.04999999993" table:style-name="ce10">
            <text:p>£858,487.05</text:p>
          </table:table-cell>
          <table:table-cell office:value-type="currency" office:value="402226.71" table:style-name="ce10">
            <text:p>£402,226.71</text:p>
          </table:table-cell>
          <table:table-cell office:value-type="currency" office:value="5078748.370000001" table:style-name="ce11">
            <text:p>£5,078,748.37</text:p>
          </table:table-cell>
          <table:table-cell office:value-type="currency" office:value="141601.70000000001" table:style-name="ce10">
            <text:p>£141,601.70</text:p>
          </table:table-cell>
          <table:table-cell office:value-type="currency" office:value="0" table:style-name="ce10">
            <text:p>£0.00</text:p>
          </table:table-cell>
          <table:table-cell office:value-type="currency" office:value="141601.70000000001" table:style-name="ce11">
            <text:p>£141,601.70</text:p>
          </table:table-cell>
          <table:table-cell office:value-type="currency" office:value="5220350.0700000012" table:style-name="ce12">
            <text:p>£5,220,350.07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73" table:style-name="ce6">
            <text:p>173</text:p>
          </table:table-cell>
          <table:table-cell office:value-type="float" office:value="167.3" table:style-name="ce7">
            <text:p>167.30</text:p>
          </table:table-cell>
          <table:table-cell office:value-type="float" office:value="424" table:style-name="ce6">
            <text:p>424</text:p>
          </table:table-cell>
          <table:table-cell office:value-type="float" office:value="404.5" table:style-name="ce7">
            <text:p>404.50</text:p>
          </table:table-cell>
          <table:table-cell office:value-type="float" office:value="401" table:style-name="ce6">
            <text:p>401</text:p>
          </table:table-cell>
          <table:table-cell office:value-type="float" office:value="393.3" table:style-name="ce7">
            <text:p>393.30</text:p>
          </table:table-cell>
          <table:table-cell office:value-type="float" office:value="37" table:style-name="ce6">
            <text:p>37</text:p>
          </table:table-cell>
          <table:table-cell office:value-type="float" office:value="36.299999999999997" table:style-name="ce7">
            <text:p>36.3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7">
            <text:p>16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51" table:style-name="ce8">
            <text:p>1,051</text:p>
          </table:table-cell>
          <table:table-cell office:value-type="float" office:value="1017.3999999999999" table:style-name="ce9">
            <text:p>1,017.4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9">
            <text:p>3.00</text:p>
          </table:table-cell>
          <table:table-cell table:style-name="ce7"/>
          <table:table-cell office:value-type="float" office:value="1054" table:style-name="ce8">
            <text:p>1,054</text:p>
          </table:table-cell>
          <table:table-cell office:value-type="float" office:value="1020.3999999999999" table:style-name="ce9">
            <text:p>1,020.40</text:p>
          </table:table-cell>
          <table:table-cell office:value-type="currency" office:value="3255900" table:style-name="ce10">
            <text:p>£3,255,900.00</text:p>
          </table:table-cell>
          <table:table-cell office:value-type="currency" office:value="155236" table:style-name="ce10">
            <text:p>£155,236.00</text:p>
          </table:table-cell>
          <table:table-cell office:value-type="currency" office:value="84546" table:style-name="ce10">
            <text:p>£84,546.00</text:p>
          </table:table-cell>
          <table:table-cell office:value-type="currency" office:value="30575" table:style-name="ce10">
            <text:p>£30,575.00</text:p>
          </table:table-cell>
          <table:table-cell office:value-type="currency" office:value="868355" table:style-name="ce10">
            <text:p>£868,355.00</text:p>
          </table:table-cell>
          <table:table-cell office:value-type="currency" office:value="390509" table:style-name="ce10">
            <text:p>£390,509.00</text:p>
          </table:table-cell>
          <table:table-cell office:value-type="currency" office:value="4785121" table:style-name="ce11">
            <text:p>£4,785,121.00</text:p>
          </table:table-cell>
          <table:table-cell office:value-type="currency" office:value="12966" table:style-name="ce10">
            <text:p>£12,966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2966" table:style-name="ce11">
            <text:p>£12,966.00</text:p>
          </table:table-cell>
          <table:table-cell office:value-type="currency" office:value="4798087" table:style-name="ce12">
            <text:p>£4,798,087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7">
            <text:p>7.0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7">
            <text:p>37.00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7">
            <text:p>2.80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7">
            <text:p>2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9" table:style-name="ce8">
            <text:p>59</text:p>
          </table:table-cell>
          <table:table-cell office:value-type="float" office:value="58.599999999999994" table:style-name="ce9">
            <text:p>58.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59" table:style-name="ce8">
            <text:p>59</text:p>
          </table:table-cell>
          <table:table-cell office:value-type="float" office:value="58.599999999999994" table:style-name="ce9">
            <text:p>58.60</text:p>
          </table:table-cell>
          <table:table-cell office:value-type="currency" office:value="224657.68" table:style-name="ce10">
            <text:p>£224,657.68</text:p>
          </table:table-cell>
          <table:table-cell office:value-type="currency" office:value="0" table:style-name="ce10">
            <text:p>£0.00</text:p>
          </table:table-cell>
          <table:table-cell office:value-type="currency" office:value="24516" table:style-name="ce10">
            <text:p>£24,516.00</text:p>
          </table:table-cell>
          <table:table-cell office:value-type="currency" office:value="1117.1500000000001" table:style-name="ce10">
            <text:p>£1,117.15</text:p>
          </table:table-cell>
          <table:table-cell office:value-type="currency" office:value="61442.1" table:style-name="ce10">
            <text:p>£61,442.10</text:p>
          </table:table-cell>
          <table:table-cell office:value-type="currency" office:value="33168.410000000003" table:style-name="ce10">
            <text:p>£33,168.41</text:p>
          </table:table-cell>
          <table:table-cell office:value-type="currency" office:value="344901.33999999997" table:style-name="ce11">
            <text:p>£344,901.34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44901.33999999997" table:style-name="ce12">
            <text:p>£344,901.3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4" table:style-name="ce6">
            <text:p>94</text:p>
          </table:table-cell>
          <table:table-cell office:value-type="float" office:value="88.81" table:style-name="ce7">
            <text:p>88.81</text:p>
          </table:table-cell>
          <table:table-cell office:value-type="float" office:value="119" table:style-name="ce6">
            <text:p>119</text:p>
          </table:table-cell>
          <table:table-cell office:value-type="float" office:value="117.59" table:style-name="ce7">
            <text:p>117.59</text:p>
          </table:table-cell>
          <table:table-cell office:value-type="float" office:value="99" table:style-name="ce6">
            <text:p>99</text:p>
          </table:table-cell>
          <table:table-cell office:value-type="float" office:value="98.23" table:style-name="ce7">
            <text:p>98.23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7">
            <text:p>19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7">
            <text:p>1.00</text:p>
          </table:table-cell>
          <table:table-cell office:value-type="float" office:value="343" table:style-name="ce8">
            <text:p>343</text:p>
          </table:table-cell>
          <table:table-cell office:value-type="float" office:value="329.63" table:style-name="ce9">
            <text:p>329.6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7">
            <text:p>7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9">
            <text:p>7.00</text:p>
          </table:table-cell>
          <table:table-cell table:style-name="ce7"/>
          <table:table-cell office:value-type="float" office:value="350" table:style-name="ce8">
            <text:p>350</text:p>
          </table:table-cell>
          <table:table-cell office:value-type="float" office:value="336.63" table:style-name="ce9">
            <text:p>336.63</text:p>
          </table:table-cell>
          <table:table-cell office:value-type="currency" office:value="1284644.69" table:style-name="ce10">
            <text:p>£1,284,644.69</text:p>
          </table:table-cell>
          <table:table-cell office:value-type="currency" office:value="10587.83" table:style-name="ce10">
            <text:p>£10,587.83</text:p>
          </table:table-cell>
          <table:table-cell office:value-type="currency" office:value="1750" table:style-name="ce10">
            <text:p>£1,750.00</text:p>
          </table:table-cell>
          <table:table-cell office:value-type="currency" office:value="11891.96" table:style-name="ce10">
            <text:p>£11,891.96</text:p>
          </table:table-cell>
          <table:table-cell office:value-type="currency" office:value="294273.90000000002" table:style-name="ce10">
            <text:p>£294,273.90</text:p>
          </table:table-cell>
          <table:table-cell office:value-type="currency" office:value="145311.09" table:style-name="ce10">
            <text:p>£145,311.09</text:p>
          </table:table-cell>
          <table:table-cell office:value-type="currency" office:value="1748459.47" table:style-name="ce11">
            <text:p>£1,748,459.47</text:p>
          </table:table-cell>
          <table:table-cell office:value-type="currency" office:value="0" table:style-name="ce10">
            <text:p>£0.00</text:p>
          </table:table-cell>
          <table:table-cell office:value-type="currency" office:value="138448" table:style-name="ce10">
            <text:p>£138,448.00</text:p>
          </table:table-cell>
          <table:table-cell office:value-type="currency" office:value="138448" table:style-name="ce11">
            <text:p>£138,448.00</text:p>
          </table:table-cell>
          <table:table-cell office:value-type="currency" office:value="1886907.47" table:style-name="ce12">
            <text:p>£1,886,907.47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9" table:style-name="ce6">
            <text:p>9</text:p>
          </table:table-cell>
          <table:table-cell office:value-type="float" office:value="8.1999999999999993" table:style-name="ce7">
            <text:p>8.20</text:p>
          </table:table-cell>
          <table:table-cell office:value-type="float" office:value="97" table:style-name="ce6">
            <text:p>97</text:p>
          </table:table-cell>
          <table:table-cell office:value-type="float" office:value="94.73" table:style-name="ce7">
            <text:p>94.73</text:p>
          </table:table-cell>
          <table:table-cell office:value-type="float" office:value="8" table:style-name="ce6">
            <text:p>8</text:p>
          </table:table-cell>
          <table:table-cell office:value-type="float" office:value="7.81" table:style-name="ce7">
            <text:p>7.8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21" table:style-name="ce8">
            <text:p>121</text:p>
          </table:table-cell>
          <table:table-cell office:value-type="float" office:value="117.74000000000001" table:style-name="ce9">
            <text:p>117.7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21" table:style-name="ce8">
            <text:p>121</text:p>
          </table:table-cell>
          <table:table-cell office:value-type="float" office:value="117.74000000000001" table:style-name="ce9">
            <text:p>117.74</text:p>
          </table:table-cell>
          <table:table-cell office:value-type="currency" office:value="334905.03000000003" table:style-name="ce10">
            <text:p>£334,905.03</text:p>
          </table:table-cell>
          <table:table-cell office:value-type="currency" office:value="7448.06" table:style-name="ce10">
            <text:p>£7,448.06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84681.699999999983" table:style-name="ce10">
            <text:p>£84,681.70</text:p>
          </table:table-cell>
          <table:table-cell office:value-type="currency" office:value="35121.649999999994" table:style-name="ce10">
            <text:p>£35,121.65</text:p>
          </table:table-cell>
          <table:table-cell office:value-type="currency" office:value="462156.44000000006" table:style-name="ce11">
            <text:p>£462,156.44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62156.44000000006" table:style-name="ce12">
            <text:p>£462,156.44</text:p>
          </table:table-cell>
          <table:table-cell table:style-name="ce5"/>
          <table:table-cell table:number-columns-repeated="16342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3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4">
          <table:table-cell table:number-columns-repeated="16384" table:style-name="ce1"/>
        </table:table-row>
        <table:table-row table:number-rows-repeated="1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ji Mathew John</meta:initial-creator>
    <dc:creator>Mathew John Raji</dc:creator>
    <meta:creation-date>2022-05-25T10:02:41Z</meta:creation-date>
    <dc:date>2023-04-21T11:19:37Z</dc:date>
  </office:meta>
</office:document-meta>
</file>